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ackage mvc.connect;</text:p>
      <text:p text:style-name="Normal"/>
      <text:p text:style-name="Normal">Import mvc.Box;</text:p>
      <text:p text:style-name="Normal">Import mvc.Ship;</text:p>
      <text:p text:style-name="Normal">Import mvc.View;</text:p>
      <text:p text:style-name="Normal"/>
      <text:p text:style-name="Normal">Import java.io.IOException;</text:p>
      <text:p text:style-name="Normal">Import java.net.ServerSocket;</text:p>
      <text:p text:style-name="Normal">Import java.net.Socket;</text:p>
      <text:p text:style-name="Normal">Import java.util.ArrayList;</text:p>
      <text:p text:style-name="Normal">Import java.util.List;</text:p>
      <text:p text:style-name="Normal"/>
      <text:p text:style-name="Normal">Public class Server extends Thread {</text:p>
      <text:p text:style-name="Normal"><text:s text:c="4"/>Private ServerSocket serverSocket;</text:p>
      <text:p text:style-name="Normal"><text:s text:c="4"/>Private Box[][] fieldPlayer1; //матрица игрового поля игрока 1</text:p>
      <text:p text:style-name="Normal"><text:s text:c="4"/>Private Box[][] fieldPlayer2; //матрица игрового поля игрока 2</text:p>
      <text:p text:style-name="Normal"><text:s text:c="4"/>Private List&lt;Ship&gt; allShipsPlayer1; //список кораблей игрока 1</text:p>
      <text:p text:style-name="Normal"><text:s text:c="4"/>Private List&lt;Ship&gt; allShipsPlayer2; //список кораблей игрока 2</text:p>
      <text:p text:style-name="Normal"><text:s text:c="4"/>Private volatile boolean allPlayersConnected = false; //флаг подключились ли все игроки</text:p>
      <text:p text:style-name="Normal"><text:s text:c="4"/>Private List&lt;Connection&gt; listConnection = new ArrayList&lt;&gt;(); //список коннекшенов всех игроков</text:p>
      <text:p text:style-name="Normal"/>
      <text:p text:style-name="Normal"><text:s text:c="4"/>Public Server(int port) throws IOException {</text:p>
      <text:p text:style-name="Normal"><text:s text:c="8"/>serverSocket = new ServerSocket(port);</text:p>
      <text:p text:style-name="Normal"><text:s text:c="4"/>}</text:p>
      <text:p text:style-name="Normal"/>
      <text:p text:style-name="Normal"><text:s text:c="4"/>@Override</text:p>
      <text:p text:style-name="Normal"><text:s text:c="4"/>Public void run() {</text:p>
      <text:p text:style-name="Normal"><text:s text:c="8"/>startServer();</text:p>
      <text:p text:style-name="Normal"><text:s text:c="4"/>}</text:p>
      <text:p text:style-name="Normal"/>
      <text:p text:style-name="Normal"><text:s text:c="4"/>//запускает сервре</text:p>
      <text:p text:style-name="Normal"><text:s text:c="4"/>Private void startServer() {</text:p>
      <text:p text:style-name="Normal"><text:s text:c="8"/>Try {</text:p>
      <text:p text:style-name="Normal"><text:s text:c="12"/>While (!allPlayersConnected) { //не всели игроки подключились?</text:p>
      <text:p text:style-name="Normal"><text:s text:c="16"/>Socket socket = serverSocket.accept(); //принимаем подключение клиента</text:p>
      <text:p text:style-name="Normal"><text:s text:c="16"/>If (listConnection.size() == 0) { //если в списке еще нет подключений, то…</text:p>
      <text:p text:style-name="Normal"><text:s text:c="20"/>Connection connection = new Connection(socket);</text:p>
      <text:p text:style-name="Normal"><text:s text:c="20"/>listConnection.add(connection); //добавляем коннекшн в список</text:p>
      <text:p text:style-name="Normal"><text:s text:c="20"/>connection.send(new Message(MessageType.ACCEPTED)); //отправляем клиенту о принятии</text:p>
      <text:p text:style-name="Normal"><text:s text:c="20"/>Message message = connection.receive(); <text:s/>//ждем от клиента матрицу его поля и спислк кораблей</text:p>
      <text:p text:style-name="Normal"><text:s text:c="20"/>If (message.getMessageType() == MessageType.FIELD) {</text:p>
      <text:p text:style-name="Normal"><text:s text:c="24"/>//устанавливаем поле и корабли в соотствующие поля</text:p>
      <text:p text:style-name="Normal"><text:s text:c="24"/>fieldPlayer1 = message.getGameField();</text:p>
      <text:p text:style-name="Normal"><text:s text:c="24"/>allShipsPlayer1 = message.getListOfAllShips();</text:p>
      <text:p text:style-name="Normal"><text:s text:c="20"/>}</text:p>
      <text:p text:style-name="Normal"><text:s text:c="20"/>//запускаем нить основного цикла общения клиента и сервера</text:p>
      <text:p text:style-name="Normal"><text:s text:c="20"/>New ThreadConnection(connection).start();</text:p>
      <text:p text:style-name="Normal"><text:s text:c="16"/>}</text:p>
      <text:p text:style-name="Normal"><text:s text:c="16"/>//аналогично для игрока 2, только после того как он пришлет поле и корабли, отправляем клиентам поля и корабли соперника</text:p>
      <text:p text:style-name="Normal"><text:s text:c="16"/>Else if (listConnection.size() == 1) {</text:p>
      <text:p text:style-name="Normal"><text:s text:c="20"/>Connection connection = new Connection(socket);</text:p>
      <text:p text:style-name="Normal"><text:s text:c="20"/>listConnection.add(connection);</text:p>
      <text:p text:style-name="Normal"><text:s text:c="20"/>connection.send(new Message(MessageType.ACCEPTED));</text:p>
      <text:p text:style-name="Normal"><text:s text:c="20"/>Message message = connection.receive();</text:p>
      <text:p text:style-name="Normal"><text:s text:c="20"/>If (message.getMessageType() == MessageType.FIELD) {</text:p>
      <text:p text:style-name="Normal"><text:s text:c="24"/>fieldPlayer2 = message.getGameField();</text:p>
      <text:p text:style-name="Normal"><text:s text:c="24"/>allShipsPlayer2 = message.getListOfAllShips();</text:p>
      <text:p text:style-name="Normal"><text:s text:c="24"/>connection.send(new Message(MessageType.FIELD, fieldPlayer1, allShipsPlayer1));</text:p>
      <text:p text:style-name="Normal"><text:s text:c="24"/>listConnection.get(0).send(new Message(MessageType.FIELD, fieldPlayer2, allShipsPlayer2));</text:p>
      <text:p text:style-name="Normal"><text:s text:c="20"/>}</text:p>
      <text:p text:style-name="Normal"><text:s text:c="20"/>New ThreadConnection(connection).start();</text:p>
      <text:p text:style-name="Normal"><text:s text:c="20"/>allPlayersConnected = true;</text:p>
      <text:p text:style-name="Normal"><text:s text:c="16"/>}</text:p>
      <text:p text:style-name="Normal"><text:s text:c="12"/>}</text:p>
      <text:p text:style-name="Normal"><text:s text:c="12"/>serverSocket.close();</text:p>
      <text:p text:style-name="Normal"><text:s text:c="8"/>} catch (Exception e) {</text:p>
      <text:p text:style-name="Normal"><text:s text:c="12"/>View.callInformationWindow(«Возникла ошибка при запуске сервера игровой комнаты.»);</text:p>
      <text:p text:style-name="Normal"><text:s text:c="8"/>}</text:p>
      <text:p text:style-name="Normal"><text:s text:c="4"/>}</text:p>
      <text:p text:style-name="Normal"/>
      <text:p text:style-name="Normal"><text:s text:c="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vg:panose-1="0 0 0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79964136315</meta:initial-creator>
    <dc:creator>79964136315</dc:creator>
    <meta:creation-date>2021-05-04T14:01:00Z</meta:creation-date>
    <dc:date>2021-05-04T14:01:00Z</dc:date>
    <meta:template xlink:href="Normal.dotm" xlink:type="simple"/>
    <meta:editing-cycles>2</meta:editing-cycles>
    <meta:editing-duration>PT60S</meta:editing-duration>
    <meta:document-statistic meta:page-count="1" meta:paragraph-count="6" meta:word-count="490" meta:character-count="3280" meta:row-count="23" meta:non-whitespace-character-count="2796"/>
  </office:meta>
</office:document-meta>
</file>